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803486" calcext:value-type="float">
            <text:p>0.000000803486</text:p>
          </table:table-cell>
          <table:table-cell table:formula="of:=IF([.B2]=0;0;IF([.B2]=1;1;LN([.B2]/(1-[.B2]))+0.5))" office:value-type="float" office:value="-13.5343052722053" calcext:value-type="float">
            <text:p>-13.5343052722053</text:p>
          </table:table-cell>
          <table:table-cell table:formula="of:=IF([.B2]=0;0;IF([.B2]=1;1;[.C2]+VLOOKUP([.$A2]; [.$G$2:.$H$42]; 2; 0)))" office:value-type="float" office:value="-13.5295055976476" calcext:value-type="float">
            <text:p>-13.5295055976476</text:p>
          </table:table-cell>
          <table:table-cell table:formula="of:=IF([.B2]=0;0;IF([.B2]=1;1;1/(1+EXP(-[.D2]+0.5))))" office:value-type="float" office:value="0.00000080735173791892" calcext:value-type="float">
            <text:p>8.07351737918915E-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76947166962938" calcext:value-type="float">
            <text:p>0.0047694716696293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+0.5))" office:value-type="float" office:value="0" calcext:value-type="float">
            <text:p>0</text:p>
          </table:table-cell>
          <table:table-cell table:formula="of:=IF([.B3]=0;0;IF([.B3]=1;1;[.C3]+VLOOKUP([.$A3]; [.$G$2:.$H$42]; 2; 0)))" office:value-type="float" office:value="0" calcext:value-type="float">
            <text:p>0</text:p>
          </table:table-cell>
          <table:table-cell table:formula="of:=IF([.B3]=0;0;IF([.B3]=1;1;1/(1+EXP(-[.D3]+0.5))))" office:value-type="float" office:value="0" calcext:value-type="float">
            <text:p>0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0482514844922632" calcext:value-type="float">
            <text:p>0.00482514844922632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48279" calcext:value-type="float">
            <text:p>0.000348279</text:p>
          </table:table-cell>
          <table:table-cell table:formula="of:=IF([.B4]=0;0;IF([.B4]=1;1;LN([.B4]/(1-[.B4]))+0.5))" office:value-type="float" office:value="-7.46215833559778" calcext:value-type="float">
            <text:p>-7.46215833559778</text:p>
          </table:table-cell>
          <table:table-cell table:formula="of:=IF([.B4]=0;0;IF([.B4]=1;1;[.C4]+VLOOKUP([.$A4]; [.$G$2:.$H$42]; 2; 0)))" office:value-type="float" office:value="-7.45628304034769" calcext:value-type="float">
            <text:p>-7.45628304034769</text:p>
          </table:table-cell>
          <table:table-cell table:formula="of:=IF([.B4]=0;0;IF([.B4]=1;1;1/(1+EXP(-[.D4]+0.5))))" office:value-type="float" office:value="0.000350330545910864" calcext:value-type="float">
            <text:p>0.00035033054591086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0478415464289183" calcext:value-type="float">
            <text:p>0.00478415464289183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09049" calcext:value-type="float">
            <text:p>0.00909049</text:p>
          </table:table-cell>
          <table:table-cell table:formula="of:=IF([.B5]=0;0;IF([.B5]=1;1;LN([.B5]/(1-[.B5]))+0.5))" office:value-type="float" office:value="-4.19139440622747" calcext:value-type="float">
            <text:p>-4.19139440622747</text:p>
          </table:table-cell>
          <table:table-cell table:formula="of:=IF([.B5]=0;0;IF([.B5]=1;1;[.C5]+VLOOKUP([.$A5]; [.$G$2:.$H$42]; 2; 0)))" office:value-type="float" office:value="-4.1860360977753" calcext:value-type="float">
            <text:p>-4.1860360977753</text:p>
          </table:table-cell>
          <table:table-cell table:formula="of:=IF([.B5]=0;0;IF([.B5]=1;1;1/(1+EXP(-[.D5]+0.5))))" office:value-type="float" office:value="0.00913888403686381" calcext:value-type="float">
            <text:p>0.00913888403686381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00486400914013966" calcext:value-type="float">
            <text:p>0.00486400914013966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536" calcext:value-type="float">
            <text:p>0.00010536</text:p>
          </table:table-cell>
          <table:table-cell table:formula="of:=IF([.B6]=0;0;IF([.B6]=1;1;LN([.B6]/(1-[.B6]))+0.5))" office:value-type="float" office:value="-8.65802213497849" calcext:value-type="float">
            <text:p>-8.65802213497849</text:p>
          </table:table-cell>
          <table:table-cell table:formula="of:=IF([.B6]=0;0;IF([.B6]=1;1;[.C6]+VLOOKUP([.$A6]; [.$G$2:.$H$42]; 2; 0)))" office:value-type="float" office:value="-8.65274527918915" calcext:value-type="float">
            <text:p>-8.65274527918915</text:p>
          </table:table-cell>
          <table:table-cell table:formula="of:=IF([.B6]=0;0;IF([.B6]=1;1;1/(1+EXP(-[.D6]+0.5))))" office:value-type="float" office:value="0.000105917379952582" calcext:value-type="float">
            <text:p>0.00010591737995258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0489547275801218" calcext:value-type="float">
            <text:p>0.0048954727580121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6612" calcext:value-type="float">
            <text:p>0.0000406612</text:p>
          </table:table-cell>
          <table:table-cell table:formula="of:=IF([.B7]=0;0;IF([.B7]=1;1;LN([.B7]/(1-[.B7]))+0.5))" office:value-type="float" office:value="-9.61019557513796" calcext:value-type="float">
            <text:p>-9.61019557513796</text:p>
          </table:table-cell>
          <table:table-cell table:formula="of:=IF([.B7]=0;0;IF([.B7]=1;1;[.C7]+VLOOKUP([.$A7]; [.$G$2:.$H$42]; 2; 0)))" office:value-type="float" office:value="-9.60476790853769" calcext:value-type="float">
            <text:p>-9.60476790853769</text:p>
          </table:table-cell>
          <table:table-cell table:formula="of:=IF([.B7]=0;0;IF([.B7]=1;1;1/(1+EXP(-[.D7]+0.5))))" office:value-type="float" office:value="0.0000408824864057558" calcext:value-type="float">
            <text:p>4.08824864057558E-0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00490205639102704" calcext:value-type="float">
            <text:p>0.00490205639102704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549434" calcext:value-type="float">
            <text:p>0.0000549434</text:p>
          </table:table-cell>
          <table:table-cell table:formula="of:=IF([.B8]=0;0;IF([.B8]=1;1;LN([.B8]/(1-[.B8]))+0.5))" office:value-type="float" office:value="-9.30915204860906" calcext:value-type="float">
            <text:p>-9.30915204860906</text:p>
          </table:table-cell>
          <table:table-cell table:formula="of:=IF([.B8]=0;0;IF([.B8]=1;1;[.C8]+VLOOKUP([.$A8]; [.$G$2:.$H$42]; 2; 0)))" office:value-type="float" office:value="-9.30343688235702" calcext:value-type="float">
            <text:p>-9.30343688235702</text:p>
          </table:table-cell>
          <table:table-cell table:formula="of:=IF([.B8]=0;0;IF([.B8]=1;1;1/(1+EXP(-[.D8]+0.5))))" office:value-type="float" office:value="0.0000552582922875332" calcext:value-type="float">
            <text:p>5.52582922875332E-0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0481814961341214" calcext:value-type="float">
            <text:p>0.00481814961341214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40816" calcext:value-type="float">
            <text:p>0.00940816</text:p>
          </table:table-cell>
          <table:table-cell table:formula="of:=IF([.B9]=0;0;IF([.B9]=1;1;LN([.B9]/(1-[.B9]))+0.5))" office:value-type="float" office:value="-4.15672518487397" calcext:value-type="float">
            <text:p>-4.15672518487397</text:p>
          </table:table-cell>
          <table:table-cell table:formula="of:=IF([.B9]=0;0;IF([.B9]=1;1;[.C9]+VLOOKUP([.$A9]; [.$G$2:.$H$42]; 2; 0)))" office:value-type="float" office:value="-4.15078395674854" calcext:value-type="float">
            <text:p>-4.15078395674854</text:p>
          </table:table-cell>
          <table:table-cell table:formula="of:=IF([.B9]=0;0;IF([.B9]=1;1;1/(1+EXP(-[.D9]+0.5))))" office:value-type="float" office:value="0.00946369184237084" calcext:value-type="float">
            <text:p>0.00946369184237084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00474977138941589" calcext:value-type="float">
            <text:p>0.00474977138941589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53164" calcext:value-type="float">
            <text:p>0.000353164</text:p>
          </table:table-cell>
          <table:table-cell table:formula="of:=IF([.B10]=0;0;IF([.B10]=1;1;LN([.B10]/(1-[.B10]))+0.5))" office:value-type="float" office:value="-7.44822479330692" calcext:value-type="float">
            <text:p>-7.44822479330692</text:p>
          </table:table-cell>
          <table:table-cell table:formula="of:=IF([.B10]=0;0;IF([.B10]=1;1;[.C10]+VLOOKUP([.$A10]; [.$G$2:.$H$42]; 2; 0)))" office:value-type="float" office:value="-7.44234949805683" calcext:value-type="float">
            <text:p>-7.44234949805683</text:p>
          </table:table-cell>
          <table:table-cell table:formula="of:=IF([.B10]=0;0;IF([.B10]=1;1;1/(1+EXP(-[.D10]+0.5))))" office:value-type="float" office:value="0.000355244310896252" calcext:value-type="float">
            <text:p>0.0003552443108962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045789500997966" calcext:value-type="float">
            <text:p>0.004578950099796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0;IF([.B11]=1;1;LN([.B11]/(1-[.B11]))+0.5))" office:value-type="float" office:value="0" calcext:value-type="float">
            <text:p>0</text:p>
          </table:table-cell>
          <table:table-cell table:formula="of:=IF([.B11]=0;0;IF([.B11]=1;1;[.C11]+VLOOKUP([.$A11]; [.$G$2:.$H$42]; 2; 0)))" office:value-type="float" office:value="0" calcext:value-type="float">
            <text:p>0</text:p>
          </table:table-cell>
          <table:table-cell table:formula="of:=IF([.B11]=0;0;IF([.B11]=1;1;1/(1+EXP(-[.D11]+0.5))))" office:value-type="float" office:value="0" calcext:value-type="float">
            <text:p>0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00464492126394373" calcext:value-type="float">
            <text:p>0.0046449212639437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; 0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471753936899967" calcext:value-type="float">
            <text:p>0.00471753936899967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35416" calcext:value-type="float">
            <text:p>0.0000035416</text:p>
          </table:table-cell>
          <table:table-cell table:formula="of:=IF([.B13]=0;0;IF([.B13]=1;1;LN([.B13]/(1-[.B13]))+0.5))" office:value-type="float" office:value="-12.0509284139222" calcext:value-type="float">
            <text:p>-12.0509284139222</text:p>
          </table:table-cell>
          <table:table-cell table:formula="of:=IF([.B13]=0;0;IF([.B13]=1;1;[.C13]+VLOOKUP([.$A13]; [.$G$2:.$H$42]; 2; 0)))" office:value-type="float" office:value="-12.0458388893811" calcext:value-type="float">
            <text:p>-12.0458388893811</text:p>
          </table:table-cell>
          <table:table-cell table:formula="of:=IF([.B13]=0;0;IF([.B13]=1;1;1/(1+EXP(-[.D13]+0.5))))" office:value-type="float" office:value="0.00000355967094319802" calcext:value-type="float">
            <text:p>3.55967094319802E-0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00479967455772075" calcext:value-type="float">
            <text:p>0.00479967455772075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602761" calcext:value-type="float">
            <text:p>0.000000602761</text:p>
          </table:table-cell>
          <table:table-cell table:formula="of:=IF([.B14]=0;0;IF([.B14]=1;1;LN([.B14]/(1-[.B14]))+0.5))" office:value-type="float" office:value="-13.8217444676015" calcext:value-type="float">
            <text:p>-13.8217444676015</text:p>
          </table:table-cell>
          <table:table-cell table:formula="of:=IF([.B14]=0;0;IF([.B14]=1;1;[.C14]+VLOOKUP([.$A14]; [.$G$2:.$H$42]; 2; 0)))" office:value-type="float" office:value="-13.8171655175018" calcext:value-type="float">
            <text:p>-13.8171655175018</text:p>
          </table:table-cell>
          <table:table-cell table:formula="of:=IF([.B14]=0;0;IF([.B14]=1;1;1/(1+EXP(-[.D14]+0.5))))" office:value-type="float" office:value="0.00000060552733950167" calcext:value-type="float">
            <text:p>6.05527339501673E-0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048148856232812" calcext:value-type="float">
            <text:p>0.0048148856232812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26555" calcext:value-type="float">
            <text:p>0.0000126555</text:p>
          </table:table-cell>
          <table:table-cell table:formula="of:=IF([.B15]=0;0;IF([.B15]=1;1;LN([.B15]/(1-[.B15]))+0.5))" office:value-type="float" office:value="-10.7774059990925" calcext:value-type="float">
            <text:p>-10.7774059990925</text:p>
          </table:table-cell>
          <table:table-cell table:formula="of:=IF([.B15]=0;0;IF([.B15]=1;1;[.C15]+VLOOKUP([.$A15]; [.$G$2:.$H$42]; 2; 0)))" office:value-type="float" office:value="-10.7723164745514" calcext:value-type="float">
            <text:p>-10.7723164745514</text:p>
          </table:table-cell>
          <table:table-cell table:formula="of:=IF([.B15]=0;0;IF([.B15]=1;1;1/(1+EXP(-[.D15]+0.5))))" office:value-type="float" office:value="0.0000127200738442173" calcext:value-type="float">
            <text:p>1.27200738442173E-05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00485725616455733" calcext:value-type="float">
            <text:p>0.00485725616455733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425736" calcext:value-type="float">
            <text:p>0.000425736</text:p>
          </table:table-cell>
          <table:table-cell table:formula="of:=IF([.B16]=0;0;IF([.B16]=1;1;LN([.B16]/(1-[.B16]))+0.5))" office:value-type="float" office:value="-7.26126529545823" calcext:value-type="float">
            <text:p>-7.26126529545823</text:p>
          </table:table-cell>
          <table:table-cell table:formula="of:=IF([.B16]=0;0;IF([.B16]=1;1;[.C16]+VLOOKUP([.$A16]; [.$G$2:.$H$42]; 2; 0)))" office:value-type="float" office:value="-7.25598843966888" calcext:value-type="float">
            <text:p>-7.25598843966888</text:p>
          </table:table-cell>
          <table:table-cell table:formula="of:=IF([.B16]=0;0;IF([.B16]=1;1;1/(1+EXP(-[.D16]+0.5))))" office:value-type="float" office:value="0.000427987521233973" calcext:value-type="float">
            <text:p>0.000427987521233973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0508952454113042" calcext:value-type="float">
            <text:p>0.0050895245411304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VLOOKUP([.$A17]; [.$G$2:.$H$42]; 2; 0)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00527685578934619" calcext:value-type="float">
            <text:p>0.00527685578934619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194048" calcext:value-type="float">
            <text:p>0.00000194048</text:p>
          </table:table-cell>
          <table:table-cell table:formula="of:=IF([.B18]=0;0;IF([.B18]=1;1;LN([.B18]/(1-[.B18]))+0.5))" office:value-type="float" office:value="-12.6525732523307" calcext:value-type="float">
            <text:p>-12.6525732523307</text:p>
          </table:table-cell>
          <table:table-cell table:formula="of:=IF([.B18]=0;0;IF([.B18]=1;1;[.C18]+VLOOKUP([.$A18]; [.$G$2:.$H$42]; 2; 0)))" office:value-type="float" office:value="-12.6478557129617" calcext:value-type="float">
            <text:p>-12.6478557129617</text:p>
          </table:table-cell>
          <table:table-cell table:formula="of:=IF([.B18]=0;0;IF([.B18]=1;1;1/(1+EXP(-[.D18]+0.5))))" office:value-type="float" office:value="0.00000194965589976363" calcext:value-type="float">
            <text:p>1.94965589976363E-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0542766660027365" calcext:value-type="float">
            <text:p>0.00542766660027365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35019" calcext:value-type="float">
            <text:p>0.0000000135019</text:p>
          </table:table-cell>
          <table:table-cell table:formula="of:=IF([.B19]=0;0;IF([.B19]=1;1;LN([.B19]/(1-[.B19]))+0.5))" office:value-type="float" office:value="-17.6204354071624" calcext:value-type="float">
            <text:p>-17.6204354071624</text:p>
          </table:table-cell>
          <table:table-cell table:formula="of:=IF([.B19]=0;0;IF([.B19]=1;1;[.C19]+VLOOKUP([.$A19]; [.$G$2:.$H$42]; 2; 0)))" office:value-type="float" office:value="-17.6157178677934" calcext:value-type="float">
            <text:p>-17.6157178677934</text:p>
          </table:table-cell>
          <table:table-cell table:formula="of:=IF([.B19]=0;0;IF([.B19]=1;1;1/(1+EXP(-[.D19]+0.5))))" office:value-type="float" office:value="0.00000001356574622407" calcext:value-type="float">
            <text:p>1.3565746224071E-08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00571516625203953" calcext:value-type="float">
            <text:p>0.00571516625203953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44611" calcext:value-type="float">
            <text:p>0.00000044611</text:p>
          </table:table-cell>
          <table:table-cell table:formula="of:=IF([.B20]=0;0;IF([.B20]=1;1;LN([.B20]/(1-[.B20]))+0.5))" office:value-type="float" office:value="-14.1226998324548" calcext:value-type="float">
            <text:p>-14.1226998324548</text:p>
          </table:table-cell>
          <table:table-cell table:formula="of:=IF([.B20]=0;0;IF([.B20]=1;1;[.C20]+VLOOKUP([.$A20]; [.$G$2:.$H$42]; 2; 0)))" office:value-type="float" office:value="-14.118120882355" calcext:value-type="float">
            <text:p>-14.118120882355</text:p>
          </table:table-cell>
          <table:table-cell table:formula="of:=IF([.B20]=0;0;IF([.B20]=1;1;1/(1+EXP(-[.D20]+0.5))))" office:value-type="float" office:value="0.00000044815739840385" calcext:value-type="float">
            <text:p>4.48157398403846E-0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587529525009348" calcext:value-type="float">
            <text:p>0.0058752952500934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50711" calcext:value-type="float">
            <text:p>0.00000250711</text:p>
          </table:table-cell>
          <table:table-cell table:formula="of:=IF([.B21]=0;0;IF([.B21]=1;1;LN([.B21]/(1-[.B21]))+0.5))" office:value-type="float" office:value="-12.3963773554936" calcext:value-type="float">
            <text:p>-12.3963773554936</text:p>
          </table:table-cell>
          <table:table-cell table:formula="of:=IF([.B21]=0;0;IF([.B21]=1;1;[.C21]+VLOOKUP([.$A21]; [.$G$2:.$H$42]; 2; 0)))" office:value-type="float" office:value="-12.3915624698703" calcext:value-type="float">
            <text:p>-12.3915624698703</text:p>
          </table:table-cell>
          <table:table-cell table:formula="of:=IF([.B21]=0;0;IF([.B21]=1;1;1/(1+EXP(-[.D21]+0.5))))" office:value-type="float" office:value="0.00000251921052543011" calcext:value-type="float">
            <text:p>2.51921052543011E-0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0060485566923476" calcext:value-type="float">
            <text:p>0.006048556692347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383653" calcext:value-type="float">
            <text:p>0.00000000383653</text:p>
          </table:table-cell>
          <table:table-cell table:formula="of:=IF([.B22]=0;0;IF([.B22]=1;1;LN([.B22]/(1-[.B22]))+0.5))" office:value-type="float" office:value="-18.8786975208776" calcext:value-type="float">
            <text:p>-18.8786975208776</text:p>
          </table:table-cell>
          <table:table-cell table:formula="of:=IF([.B22]=0;0;IF([.B22]=1;1;[.C22]+VLOOKUP([.$A22]; [.$G$2:.$H$42]; 2; 0)))" office:value-type="float" office:value="-18.8739477494882" calcext:value-type="float">
            <text:p>-18.8739477494882</text:p>
          </table:table-cell>
          <table:table-cell table:formula="of:=IF([.B22]=0;0;IF([.B22]=1;1;1/(1+EXP(-[.D22]+0.5))))" office:value-type="float" office:value="0.00000000385479598565" calcext:value-type="float">
            <text:p>3.85479598564586E-0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594122812543581" calcext:value-type="float">
            <text:p>0.00594122812543581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05929" calcext:value-type="float">
            <text:p>0.0000905929</text:p>
          </table:table-cell>
          <table:table-cell table:formula="of:=IF([.B23]=0;0;IF([.B23]=1;1;LN([.B23]/(1-[.B23]))+0.5))" office:value-type="float" office:value="-8.80904411742828" calcext:value-type="float">
            <text:p>-8.80904411742828</text:p>
          </table:table-cell>
          <table:table-cell table:formula="of:=IF([.B23]=0;0;IF([.B23]=1;1;[.C23]+VLOOKUP([.$A23]; [.$G$2:.$H$42]; 2; 0)))" office:value-type="float" office:value="-8.80395459288715" calcext:value-type="float">
            <text:p>-8.80395459288715</text:p>
          </table:table-cell>
          <table:table-cell table:formula="of:=IF([.B23]=0;0;IF([.B23]=1;1;1/(1+EXP(-[.D23]+0.5))))" office:value-type="float" office:value="0.0000910551080163847" calcext:value-type="float">
            <text:p>9.10551080163847E-05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00602298724511513" calcext:value-type="float">
            <text:p>0.00602298724511513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96189" calcext:value-type="float">
            <text:p>0.0596189</text:p>
          </table:table-cell>
          <table:table-cell table:formula="of:=IF([.B24]=0;0;IF([.B24]=1;1;LN([.B24]/(1-[.B24]))+0.5))" office:value-type="float" office:value="-2.25831258073802" calcext:value-type="float">
            <text:p>-2.25831258073802</text:p>
          </table:table-cell>
          <table:table-cell table:formula="of:=IF([.B24]=0;0;IF([.B24]=1;1;[.C24]+VLOOKUP([.$A24]; [.$G$2:.$H$42]; 2; 0)))" office:value-type="float" office:value="-2.2536427438045" calcext:value-type="float">
            <text:p>-2.2536427438045</text:p>
          </table:table-cell>
          <table:table-cell table:formula="of:=IF([.B24]=0;0;IF([.B24]=1;1;1/(1+EXP(-[.D24]+0.5))))" office:value-type="float" office:value="0.0598812510612152" calcext:value-type="float">
            <text:p>0.059881251061215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583177138443479" calcext:value-type="float">
            <text:p>0.00583177138443479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8197" calcext:value-type="float">
            <text:p>0.000208197</text:p>
          </table:table-cell>
          <table:table-cell table:formula="of:=IF([.B25]=0;0;IF([.B25]=1;1;LN([.B25]/(1-[.B25]))+0.5))" office:value-type="float" office:value="-7.97681759243312" calcext:value-type="float">
            <text:p>-7.97681759243312</text:p>
          </table:table-cell>
          <table:table-cell table:formula="of:=IF([.B25]=0;0;IF([.B25]=1;1;[.C25]+VLOOKUP([.$A25]; [.$G$2:.$H$42]; 2; 0)))" office:value-type="float" office:value="-7.97138992583284" calcext:value-type="float">
            <text:p>-7.97138992583284</text:p>
          </table:table-cell>
          <table:table-cell table:formula="of:=IF([.B25]=0;0;IF([.B25]=1;1;1/(1+EXP(-[.D25]+0.5))))" office:value-type="float" office:value="0.000209329858964689" calcext:value-type="float">
            <text:p>0.000209329858964689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0.00552068338903343" calcext:value-type="float">
            <text:p>0.00552068338903343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75631" calcext:value-type="float">
            <text:p>0.00975631</text:p>
          </table:table-cell>
          <table:table-cell table:formula="of:=IF([.B26]=0;0;IF([.B26]=1;1;LN([.B26]/(1-[.B26]))+0.5))" office:value-type="float" office:value="-4.12003680918687" calcext:value-type="float">
            <text:p>-4.12003680918687</text:p>
          </table:table-cell>
          <table:table-cell table:formula="of:=IF([.B26]=0;0;IF([.B26]=1;1;[.C26]+VLOOKUP([.$A26]; [.$G$2:.$H$42]; 2; 0)))" office:value-type="float" office:value="-4.1146785007347" calcext:value-type="float">
            <text:p>-4.1146785007347</text:p>
          </table:table-cell>
          <table:table-cell table:formula="of:=IF([.B26]=0;0;IF([.B26]=1;1;1/(1+EXP(-[.D26]+0.5))))" office:value-type="float" office:value="0.00980821350454345" calcext:value-type="float">
            <text:p>0.0098082135045434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535830845217233" calcext:value-type="float">
            <text:p>0.0053583084521723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67597" calcext:value-type="float">
            <text:p>3.68E-06</text:p>
          </table:table-cell>
          <table:table-cell table:formula="of:=IF([.B27]=0;0;IF([.B27]=1;1;LN([.B27]/(1-[.B27]))+0.5))" office:value-type="float" office:value="-12.013689838572" calcext:value-type="float">
            <text:p>-12.013689838572</text:p>
          </table:table-cell>
          <table:table-cell table:formula="of:=IF([.B27]=0;0;IF([.B27]=1;1;[.C27]+VLOOKUP([.$A27]; [.$G$2:.$H$42]; 2; 0)))" office:value-type="float" office:value="-12.008972299203" calcext:value-type="float">
            <text:p>-12.008972299203</text:p>
          </table:table-cell>
          <table:table-cell table:formula="of:=IF([.B27]=0;0;IF([.B27]=1;1;1/(1+EXP(-[.D27]+0.5))))" office:value-type="float" office:value="0.00000369335243807642" calcext:value-type="float">
            <text:p>3.69335243807642E-0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00513435618902566" calcext:value-type="float">
            <text:p>0.00513435618902566</text:p>
          </table:table-cell>
          <table:table-cell/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69725" calcext:value-type="float">
            <text:p>0.069725</text:p>
          </table:table-cell>
          <table:table-cell table:formula="of:=IF([.B28]=0;0;IF([.B28]=1;1;LN([.B28]/(1-[.B28]))+0.5))" office:value-type="float" office:value="-2.09092130784817" calcext:value-type="float">
            <text:p>-2.09092130784817</text:p>
          </table:table-cell>
          <table:table-cell table:formula="of:=IF([.B28]=0;0;IF([.B28]=1;1;[.C28]+VLOOKUP([.$A28]; [.$G$2:.$H$42]; 2; 0)))" office:value-type="float" office:value="-2.08713728635121" calcext:value-type="float">
            <text:p>-2.08713728635121</text:p>
          </table:table-cell>
          <table:table-cell table:formula="of:=IF([.B28]=0;0;IF([.B28]=1;1;1/(1+EXP(-[.D28]+0.5))))" office:value-type="float" office:value="0.0699708445755769" calcext:value-type="float">
            <text:p>0.069970844575576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466983693352596" calcext:value-type="float">
            <text:p>0.00466983693352596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248302" calcext:value-type="float">
            <text:p>2.48E-09</text:p>
          </table:table-cell>
          <table:table-cell table:formula="of:=IF([.B29]=0;0;IF([.B29]=1;1;LN([.B29]/(1-[.B29]))+0.5))" office:value-type="float" office:value="-19.3137902731973" calcext:value-type="float">
            <text:p>-19.3137902731973</text:p>
          </table:table-cell>
          <table:table-cell table:formula="of:=IF([.B29]=0;0;IF([.B29]=1;1;[.C29]+VLOOKUP([.$A29]; [.$G$2:.$H$42]; 2; 0)))" office:value-type="float" office:value="-19.3088882168063" calcext:value-type="float">
            <text:p>-19.3088882168063</text:p>
          </table:table-cell>
          <table:table-cell table:formula="of:=IF([.B29]=0;0;IF([.B29]=1;1;1/(1+EXP(-[.D29]+0.5))))" office:value-type="float" office:value="0.00000000249522178652" calcext:value-type="float">
            <text:p>2.49522178651824E-09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.00378402149696091" calcext:value-type="float">
            <text:p>0.00378402149696091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311871" calcext:value-type="float">
            <text:p>3.12E-05</text:p>
          </table:table-cell>
          <table:table-cell table:formula="of:=IF([.B30]=0;0;IF([.B30]=1;1;LN([.B30]/(1-[.B30]))+0.5))" office:value-type="float" office:value="-9.87547482259976" calcext:value-type="float">
            <text:p>-9.87547482259976</text:p>
          </table:table-cell>
          <table:table-cell table:formula="of:=IF([.B30]=0;0;IF([.B30]=1;1;[.C30]+VLOOKUP([.$A30]; [.$G$2:.$H$42]; 2; 0)))" office:value-type="float" office:value="-9.87038529805863" calcext:value-type="float">
            <text:p>-9.87038529805863</text:p>
          </table:table-cell>
          <table:table-cell table:formula="of:=IF([.B30]=0;0;IF([.B30]=1;1;1/(1+EXP(-[.D30]+0.5))))" office:value-type="float" office:value="0.0000313462271325387" calcext:value-type="float">
            <text:p>3.13462271325387E-0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0332294435533562" calcext:value-type="float">
            <text:p>0.00332294435533562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1176" calcext:value-type="float">
            <text:p>1.01E-05</text:p>
          </table:table-cell>
          <table:table-cell table:formula="of:=IF([.B31]=0;0;IF([.B31]=1;1;LN([.B31]/(1-[.B31]))+0.5))" office:value-type="float" office:value="-11.0012239587295" calcext:value-type="float">
            <text:p>-11.0012239587295</text:p>
          </table:table-cell>
          <table:table-cell table:formula="of:=IF([.B31]=0;0;IF([.B31]=1;1;[.C31]+VLOOKUP([.$A31]; [.$G$2:.$H$42]; 2; 0)))" office:value-type="float" office:value="-10.9963667025649" calcext:value-type="float">
            <text:p>-10.9963667025649</text:p>
          </table:table-cell>
          <table:table-cell table:formula="of:=IF([.B31]=0;0;IF([.B31]=1;1;1/(1+EXP(-[.D31]+0.5))))" office:value-type="float" office:value="0.000010166862819545" calcext:value-type="float">
            <text:p>1.0166862819545E-05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00264599614375593" calcext:value-type="float">
            <text:p>0.00264599614375593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25208" calcext:value-type="float">
            <text:p>3.25E-05</text:p>
          </table:table-cell>
          <table:table-cell table:formula="of:=IF([.B32]=0;0;IF([.B32]=1;1;LN([.B32]/(1-[.B32]))+0.5))" office:value-type="float" office:value="-9.83359815201243" calcext:value-type="float">
            <text:p>-9.83359815201243</text:p>
          </table:table-cell>
          <table:table-cell table:formula="of:=IF([.B32]=0;0;IF([.B32]=1;1;[.C32]+VLOOKUP([.$A32]; [.$G$2:.$H$42]; 2; 0)))" office:value-type="float" office:value="-9.82874089584787" calcext:value-type="float">
            <text:p>-9.82874089584787</text:p>
          </table:table-cell>
          <table:table-cell table:formula="of:=IF([.B32]=0;0;IF([.B32]=1;1;1/(1+EXP(-[.D32]+0.5))))" office:value-type="float" office:value="0.0000326791409341473" calcext:value-type="float">
            <text:p>3.26791409341473E-0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195757155857024" calcext:value-type="float">
            <text:p>0.00195757155857024</text:p>
          </table:table-cell>
          <table:table-cell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774" calcext:value-type="float">
            <text:p>0.012774</text:p>
          </table:table-cell>
          <table:table-cell table:formula="of:=IF([.B33]=0;0;IF([.B33]=1;1;LN([.B33]/(1-[.B33]))+0.5))" office:value-type="float" office:value="-3.84748713477998" calcext:value-type="float">
            <text:p>-3.84748713477998</text:p>
          </table:table-cell>
          <table:table-cell table:formula="of:=IF([.B33]=0;0;IF([.B33]=1;1;[.C33]+VLOOKUP([.$A33]; [.$G$2:.$H$42]; 2; 0)))" office:value-type="float" office:value="-3.84196645139095" calcext:value-type="float">
            <text:p>-3.84196645139095</text:p>
          </table:table-cell>
          <table:table-cell table:formula="of:=IF([.B33]=0;0;IF([.B33]=1;1;1/(1+EXP(-[.D33]+0.5))))" office:value-type="float" office:value="0.0128438079652748" calcext:value-type="float">
            <text:p>0.0128438079652748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00147695711423552" calcext:value-type="float">
            <text:p>0.00147695711423552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395919" calcext:value-type="float">
            <text:p>0.000395919</text:p>
          </table:table-cell>
          <table:table-cell table:formula="of:=IF([.B34]=0;0;IF([.B34]=1;1;LN([.B34]/(1-[.B34]))+0.5))" office:value-type="float" office:value="-7.33390491568999" calcext:value-type="float">
            <text:p>-7.33390491568999</text:p>
          </table:table-cell>
          <table:table-cell table:formula="of:=IF([.B34]=0;0;IF([.B34]=1;1;[.C34]+VLOOKUP([.$A34]; [.$G$2:.$H$42]; 2; 0)))" office:value-type="float" office:value="-7.32862805990065" calcext:value-type="float">
            <text:p>-7.32862805990065</text:p>
          </table:table-cell>
          <table:table-cell table:formula="of:=IF([.B34]=0;0;IF([.B34]=1;1;1/(1+EXP(-[.D34]+0.5))))" office:value-type="float" office:value="0.000398012895669748" calcext:value-type="float">
            <text:p>0.00039801289566974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118170294043281" calcext:value-type="float">
            <text:p>0.00118170294043281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37264" calcext:value-type="float">
            <text:p>2.37E-06</text:p>
          </table:table-cell>
          <table:table-cell table:formula="of:=IF([.B35]=0;0;IF([.B35]=1;1;LN([.B35]/(1-[.B35]))+0.5))" office:value-type="float" office:value="-12.4515049260768" calcext:value-type="float">
            <text:p>-12.4515049260768</text:p>
          </table:table-cell>
          <table:table-cell table:formula="of:=IF([.B35]=0;0;IF([.B35]=1;1;[.C35]+VLOOKUP([.$A35]; [.$G$2:.$H$42]; 2; 0)))" office:value-type="float" office:value="-12.4466900404536" calcext:value-type="float">
            <text:p>-12.4466900404536</text:p>
          </table:table-cell>
          <table:table-cell table:formula="of:=IF([.B35]=0;0;IF([.B35]=1;1;1/(1+EXP(-[.D35]+0.5))))" office:value-type="float" office:value="0.00000238409150972067" calcext:value-type="float">
            <text:p>2.38409150972067E-06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000800934802624465" calcext:value-type="float">
            <text:p>0.000800934802624465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964381" calcext:value-type="float">
            <text:p>9.64E-06</text:p>
          </table:table-cell>
          <table:table-cell table:formula="of:=IF([.B36]=0;0;IF([.B36]=1;1;LN([.B36]/(1-[.B36]))+0.5))" office:value-type="float" office:value="-11.0491846553517" calcext:value-type="float">
            <text:p>-11.0491846553517</text:p>
          </table:table-cell>
          <table:table-cell table:formula="of:=IF([.B36]=0;0;IF([.B36]=1;1;[.C36]+VLOOKUP([.$A36]; [.$G$2:.$H$42]; 2; 0)))" office:value-type="float" office:value="-11.0443697697284" calcext:value-type="float">
            <text:p>-11.0443697697284</text:p>
          </table:table-cell>
          <table:table-cell table:formula="of:=IF([.B36]=0;0;IF([.B36]=1;1;1/(1+EXP(-[.D36]+0.5))))" office:value-type="float" office:value="0.00000969035535752642" calcext:value-type="float">
            <text:p>9.69035535752642E-0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603396550024996" calcext:value-type="float">
            <text:p>0.00060339655002499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678443" calcext:value-type="float">
            <text:p>6.78E-06</text:p>
          </table:table-cell>
          <table:table-cell table:formula="of:=IF([.B37]=0;0;IF([.B37]=1;1;LN([.B37]/(1-[.B37]))+0.5))" office:value-type="float" office:value="-11.4008734925964" calcext:value-type="float">
            <text:p>-11.4008734925964</text:p>
          </table:table-cell>
          <table:table-cell table:formula="of:=IF([.B37]=0;0;IF([.B37]=1;1;[.C37]+VLOOKUP([.$A37]; [.$G$2:.$H$42]; 2; 0)))" office:value-type="float" office:value="-11.3960586069731" calcext:value-type="float">
            <text:p>-11.3960586069731</text:p>
          </table:table-cell>
          <table:table-cell table:formula="of:=IF([.B37]=0;0;IF([.B37]=1;1;1/(1+EXP(-[.D37]+0.5))))" office:value-type="float" office:value="0.00000681717479974983" calcext:value-type="float">
            <text:p>6.81717479974983E-06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000305838708641089" calcext:value-type="float">
            <text:p>0.000305838708641089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14554" calcext:value-type="float">
            <text:p>0.00114554</text:p>
          </table:table-cell>
          <table:table-cell table:formula="of:=IF([.B38]=0;0;IF([.B38]=1;1;LN([.B38]/(1-[.B38]))+0.5))" office:value-type="float" office:value="-6.27073294079869" calcext:value-type="float">
            <text:p>-6.27073294079869</text:p>
          </table:table-cell>
          <table:table-cell table:formula="of:=IF([.B38]=0;0;IF([.B38]=1;1;[.C38]+VLOOKUP([.$A38]; [.$G$2:.$H$42]; 2; 0)))" office:value-type="float" office:value="-6.26479171267326" calcext:value-type="float">
            <text:p>-6.26479171267326</text:p>
          </table:table-cell>
          <table:table-cell table:formula="of:=IF([.B38]=0;0;IF([.B38]=1;1;1/(1+EXP(-[.D38]+0.5))))" office:value-type="float" office:value="0.00115235830611463" calcext:value-type="float">
            <text:p>0.0011523583061146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47843872448524" calcext:value-type="float">
            <text:p>0.00014784387244852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23343" calcext:value-type="float">
            <text:p>2.23E-07</text:p>
          </table:table-cell>
          <table:table-cell table:formula="of:=IF([.B39]=0;0;IF([.B39]=1;1;LN([.B39]/(1-[.B39]))+0.5))" office:value-type="float" office:value="-14.8145569072411" calcext:value-type="float">
            <text:p>-14.8145569072411</text:p>
          </table:table-cell>
          <table:table-cell table:formula="of:=IF([.B39]=0;0;IF([.B39]=1;1;[.C39]+VLOOKUP([.$A39]; [.$G$2:.$H$42]; 2; 0)))" office:value-type="float" office:value="-14.8099119859772" calcext:value-type="float">
            <text:p>-14.8099119859772</text:p>
          </table:table-cell>
          <table:table-cell table:formula="of:=IF([.B39]=0;0;IF([.B39]=1;1;1/(1+EXP(-[.D39]+0.5))))" office:value-type="float" office:value="0.00000022438282349667" calcext:value-type="float">
            <text:p>2.2438282349667E-07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000093681521039824" calcext:value-type="float">
            <text:p>9.3681521039824E-05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351172" calcext:value-type="float">
            <text:p>3.51E-05</text:p>
          </table:table-cell>
          <table:table-cell table:formula="of:=IF([.B40]=0;0;IF([.B40]=1;1;LN([.B40]/(1-[.B40]))+0.5))" office:value-type="float" office:value="-9.75678440121055" calcext:value-type="float">
            <text:p>-9.75678440121055</text:p>
          </table:table-cell>
          <table:table-cell table:formula="of:=IF([.B40]=0;0;IF([.B40]=1;1;[.C40]+VLOOKUP([.$A40]; [.$G$2:.$H$42]; 2; 0)))" office:value-type="float" office:value="-9.75198472665283" calcext:value-type="float">
            <text:p>-9.75198472665283</text:p>
          </table:table-cell>
          <table:table-cell table:formula="of:=IF([.B40]=0;0;IF([.B40]=1;1;1/(1+EXP(-[.D40]+0.5))))" office:value-type="float" office:value="0.0000352861503127762" calcext:value-type="float">
            <text:p>3.52861503127762E-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0000556913493903098" calcext:value-type="float">
            <text:p>-5.56913493903098E-06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84853" calcext:value-type="float">
            <text:p>0.00984853</text:p>
          </table:table-cell>
          <table:table-cell table:formula="of:=IF([.B41]=0;0;IF([.B41]=1;1;LN([.B41]/(1-[.B41]))+0.5))" office:value-type="float" office:value="-4.1105357259572" calcext:value-type="float">
            <text:p>-4.1105357259572</text:p>
          </table:table-cell>
          <table:table-cell table:formula="of:=IF([.B41]=0;0;IF([.B41]=1;1;[.C41]+VLOOKUP([.$A41]; [.$G$2:.$H$42]; 2; 0)))" office:value-type="float" office:value="-4.10470395457276" calcext:value-type="float">
            <text:p>-4.10470395457276</text:p>
          </table:table-cell>
          <table:table-cell table:formula="of:=IF([.B41]=0;0;IF([.B41]=1;1;1/(1+EXP(-[.D41]+0.5))))" office:value-type="float" office:value="0.0099055615916567" calcext:value-type="float">
            <text:p>0.0099055615916567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0.00000124655460194648" calcext:value-type="float">
            <text:p>-1.24655460194648E-06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2029" calcext:value-type="float">
            <text:p>0.000232029</text:p>
          </table:table-cell>
          <table:table-cell table:formula="of:=IF([.B42]=0;0;IF([.B42]=1;1;LN([.B42]/(1-[.B42]))+0.5))" office:value-type="float" office:value="-7.86841613818692" calcext:value-type="float">
            <text:p>-7.86841613818692</text:p>
          </table:table-cell>
          <table:table-cell table:formula="of:=IF([.B42]=0;0;IF([.B42]=1;1;[.C42]+VLOOKUP([.$A42]; [.$G$2:.$H$42]; 2; 0)))" office:value-type="float" office:value="-7.86313928239757" calcext:value-type="float">
            <text:p>-7.86313928239757</text:p>
          </table:table-cell>
          <table:table-cell table:formula="of:=IF([.B42]=0;0;IF([.B42]=1;1;1/(1+EXP(-[.D42]+0.5))))" office:value-type="float" office:value="0.000233256333359351" calcext:value-type="float">
            <text:p>0.000233256333359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9796874999755" calcext:value-type="float">
            <text:p>-1.9796874999755E-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VLOOKUP([.$A43]; [.$G$2:.$H$42]; 2; 0)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04165" calcext:value-type="float">
            <text:p>8.04E-07</text:p>
          </table:table-cell>
          <table:table-cell table:formula="of:=IF([.B44]=0;0;IF([.B44]=1;1;LN([.B44]/(1-[.B44]))+0.5))" office:value-type="float" office:value="-13.5334605607771" calcext:value-type="float">
            <text:p>-13.5334605607771</text:p>
          </table:table-cell>
          <table:table-cell table:formula="of:=IF([.B44]=0;0;IF([.B44]=1;1;[.C44]+VLOOKUP([.$A44]; [.$G$2:.$H$42]; 2; 0)))" office:value-type="float" office:value="-13.5287430214081" calcext:value-type="float">
            <text:p>-13.5287430214081</text:p>
          </table:table-cell>
          <table:table-cell table:formula="of:=IF([.B44]=0;0;IF([.B44]=1;1;1/(1+EXP(-[.D44]+0.5))))" office:value-type="float" office:value="0.00000080796763947986" calcext:value-type="float">
            <text:p>8.07967639479863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1004" calcext:value-type="float">
            <text:p>2.10E-08</text:p>
          </table:table-cell>
          <table:table-cell table:formula="of:=IF([.B45]=0;0;IF([.B45]=1;1;LN([.B45]/(1-[.B45]))+0.5))" office:value-type="float" office:value="-17.1785529201668" calcext:value-type="float">
            <text:p>-17.1785529201668</text:p>
          </table:table-cell>
          <table:table-cell table:formula="of:=IF([.B45]=0;0;IF([.B45]=1;1;[.C45]+VLOOKUP([.$A45]; [.$G$2:.$H$42]; 2; 0)))" office:value-type="float" office:value="-17.1739079989029" calcext:value-type="float">
            <text:p>-17.1739079989029</text:p>
          </table:table-cell>
          <table:table-cell table:formula="of:=IF([.B45]=0;0;IF([.B45]=1;1;1/(1+EXP(-[.D45]+0.5))))" office:value-type="float" office:value="0.00000002110178885913" calcext:value-type="float">
            <text:p>2.11017888591261E-0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42946" calcext:value-type="float">
            <text:p>5.43E-05</text:p>
          </table:table-cell>
          <table:table-cell table:formula="of:=IF([.B46]=0;0;IF([.B46]=1;1;LN([.B46]/(1-[.B46]))+0.5))" office:value-type="float" office:value="-9.32103148740942" calcext:value-type="float">
            <text:p>-9.32103148740942</text:p>
          </table:table-cell>
          <table:table-cell table:formula="of:=IF([.B46]=0;0;IF([.B46]=1;1;[.C46]+VLOOKUP([.$A46]; [.$G$2:.$H$42]; 2; 0)))" office:value-type="float" office:value="-9.31575463162008" calcext:value-type="float">
            <text:p>-9.31575463162008</text:p>
          </table:table-cell>
          <table:table-cell table:formula="of:=IF([.B46]=0;0;IF([.B46]=1;1;1/(1+EXP(-[.D46]+0.5))))" office:value-type="float" office:value="0.0000545818463486236" calcext:value-type="float">
            <text:p>5.45818463486236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824866" calcext:value-type="float">
            <text:p>8.25E-05</text:p>
          </table:table-cell>
          <table:table-cell table:formula="of:=IF([.B47]=0;0;IF([.B47]=1;1;LN([.B47]/(1-[.B47]))+0.5))" office:value-type="float" office:value="-8.9027922120561" calcext:value-type="float">
            <text:p>-8.9027922120561</text:p>
          </table:table-cell>
          <table:table-cell table:formula="of:=IF([.B47]=0;0;IF([.B47]=1;1;[.C47]+VLOOKUP([.$A47]; [.$G$2:.$H$42]; 2; 0)))" office:value-type="float" office:value="-8.89770268751497" calcext:value-type="float">
            <text:p>-8.89770268751497</text:p>
          </table:table-cell>
          <table:table-cell table:formula="of:=IF([.B47]=0;0;IF([.B47]=1;1;1/(1+EXP(-[.D47]+0.5))))" office:value-type="float" office:value="0.0000829074528309597" calcext:value-type="float">
            <text:p>8.29074528309597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00762" calcext:value-type="float">
            <text:p>1.01E-06</text:p>
          </table:table-cell>
          <table:table-cell table:formula="of:=IF([.B48]=0;0;IF([.B48]=1;1;LN([.B48]/(1-[.B48]))+0.5))" office:value-type="float" office:value="-13.307918435898" calcext:value-type="float">
            <text:p>-13.307918435898</text:p>
          </table:table-cell>
          <table:table-cell table:formula="of:=IF([.B48]=0;0;IF([.B48]=1;1;[.C48]+VLOOKUP([.$A48]; [.$G$2:.$H$42]; 2; 0)))" office:value-type="float" office:value="-13.3031187613402" calcext:value-type="float">
            <text:p>-13.3031187613402</text:p>
          </table:table-cell>
          <table:table-cell table:formula="of:=IF([.B48]=0;0;IF([.B48]=1;1;1/(1+EXP(-[.D48]+0.5))))" office:value-type="float" office:value="0.00000101246786796894" calcext:value-type="float">
            <text:p>1.01246786796894E-06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925354" calcext:value-type="float">
            <text:p>9.25E-09</text:p>
          </table:table-cell>
          <table:table-cell table:formula="of:=IF([.B49]=0;0;IF([.B49]=1;1;LN([.B49]/(1-[.B49]))+0.5))" office:value-type="float" office:value="-17.9982596466778" calcext:value-type="float">
            <text:p>-17.9982596466778</text:p>
          </table:table-cell>
          <table:table-cell table:formula="of:=IF([.B49]=0;0;IF([.B49]=1;1;[.C49]+VLOOKUP([.$A49]; [.$G$2:.$H$42]; 2; 0)))" office:value-type="float" office:value="-17.9934754920349" calcext:value-type="float">
            <text:p>-17.9934754920349</text:p>
          </table:table-cell>
          <table:table-cell table:formula="of:=IF([.B49]=0;0;IF([.B49]=1;1;1/(1+EXP(-[.D49]+0.5))))" office:value-type="float" office:value="0.00000000929791643316" calcext:value-type="float">
            <text:p>9.29791643316082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237348" calcext:value-type="float">
            <text:p>2.37E-08</text:p>
          </table:table-cell>
          <table:table-cell table:formula="of:=IF([.B50]=0;0;IF([.B50]=1;1;LN([.B50]/(1-[.B50]))+0.5))" office:value-type="float" office:value="-17.0563234876184" calcext:value-type="float">
            <text:p>-17.0563234876184</text:p>
          </table:table-cell>
          <table:table-cell table:formula="of:=IF([.B50]=0;0;IF([.B50]=1;1;[.C50]+VLOOKUP([.$A50]; [.$G$2:.$H$42]; 2; 0)))" office:value-type="float" office:value="-17.0514280148604" calcext:value-type="float">
            <text:p>-17.0514280148604</text:p>
          </table:table-cell>
          <table:table-cell table:formula="of:=IF([.B50]=0;0;IF([.B50]=1;1;1/(1+EXP(-[.D50]+0.5))))" office:value-type="float" office:value="0.00000002385127793871" calcext:value-type="float">
            <text:p>2.3851277938711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341073" calcext:value-type="float">
            <text:p>3.41E-08</text:p>
          </table:table-cell>
          <table:table-cell table:formula="of:=IF([.B51]=0;0;IF([.B51]=1;1;LN([.B51]/(1-[.B51]))+0.5))" office:value-type="float" office:value="-16.6937543652144" calcext:value-type="float">
            <text:p>-16.6937543652144</text:p>
          </table:table-cell>
          <table:table-cell table:formula="of:=IF([.B51]=0;0;IF([.B51]=1;1;[.C51]+VLOOKUP([.$A51]; [.$G$2:.$H$42]; 2; 0)))" office:value-type="float" office:value="-16.6890045938249" calcext:value-type="float">
            <text:p>-16.6890045938249</text:p>
          </table:table-cell>
          <table:table-cell table:formula="of:=IF([.B51]=0;0;IF([.B51]=1;1;1/(1+EXP(-[.D51]+0.5))))" office:value-type="float" office:value="0.00000003426968721795" calcext:value-type="float">
            <text:p>3.4269687217947E-08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04444" calcext:value-type="float">
            <text:p>0.00104444</text:p>
          </table:table-cell>
          <table:table-cell table:formula="of:=IF([.B52]=0;0;IF([.B52]=1;1;LN([.B52]/(1-[.B52]))+0.5))" office:value-type="float" office:value="-6.36322943656307" calcext:value-type="float">
            <text:p>-6.36322943656307</text:p>
          </table:table-cell>
          <table:table-cell table:formula="of:=IF([.B52]=0;0;IF([.B52]=1;1;[.C52]+VLOOKUP([.$A52]; [.$G$2:.$H$42]; 2; 0)))" office:value-type="float" office:value="-6.35718087987072" calcext:value-type="float">
            <text:p>-6.35718087987072</text:p>
          </table:table-cell>
          <table:table-cell table:formula="of:=IF([.B52]=0;0;IF([.B52]=1;1;1/(1+EXP(-[.D52]+0.5))))" office:value-type="float" office:value="0.00105076984036717" calcext:value-type="float">
            <text:p>0.0010507698403671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92514" calcext:value-type="float">
            <text:p>3.93E-06</text:p>
          </table:table-cell>
          <table:table-cell table:formula="of:=IF([.B53]=0;0;IF([.B53]=1;1;LN([.B53]/(1-[.B53]))+0.5))" office:value-type="float" office:value="-11.9481046134285" calcext:value-type="float">
            <text:p>-11.9481046134285</text:p>
          </table:table-cell>
          <table:table-cell table:formula="of:=IF([.B53]=0;0;IF([.B53]=1;1;[.C53]+VLOOKUP([.$A53]; [.$G$2:.$H$42]; 2; 0)))" office:value-type="float" office:value="-11.9433870740595" calcext:value-type="float">
            <text:p>-11.9433870740595</text:p>
          </table:table-cell>
          <table:table-cell table:formula="of:=IF([.B53]=0;0;IF([.B53]=1;1;1/(1+EXP(-[.D53]+0.5))))" office:value-type="float" office:value="0.00000394370067538917" calcext:value-type="float">
            <text:p>3.94370067538917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08586" calcext:value-type="float">
            <text:p>0.00108586</text:p>
          </table:table-cell>
          <table:table-cell table:formula="of:=IF([.B54]=0;0;IF([.B54]=1;1;LN([.B54]/(1-[.B54]))+0.5))" office:value-type="float" office:value="-6.32429652925118" calcext:value-type="float">
            <text:p>-6.32429652925118</text:p>
          </table:table-cell>
          <table:table-cell table:formula="of:=IF([.B54]=0;0;IF([.B54]=1;1;[.C54]+VLOOKUP([.$A54]; [.$G$2:.$H$42]; 2; 0)))" office:value-type="float" office:value="-6.31886886265091" calcext:value-type="float">
            <text:p>-6.31886886265091</text:p>
          </table:table-cell>
          <table:table-cell table:formula="of:=IF([.B54]=0;0;IF([.B54]=1;1;1/(1+EXP(-[.D54]+0.5))))" office:value-type="float" office:value="0.00109176325750922" calcext:value-type="float">
            <text:p>0.001091763257509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VLOOKUP([.$A55]; [.$G$2:.$H$42]; 2; 0)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+0.5))" office:value-type="float" office:value="0" calcext:value-type="float">
            <text:p>0</text:p>
          </table:table-cell>
          <table:table-cell table:formula="of:=IF([.B56]=0;0;IF([.B56]=1;1;[.C56]+VLOOKUP([.$A56]; [.$G$2:.$H$42]; 2; 0)))" office:value-type="float" office:value="0" calcext:value-type="float">
            <text:p>0</text:p>
          </table:table-cell>
          <table:table-cell table:formula="of:=IF([.B56]=0;0;IF([.B56]=1;1;1/(1+EXP(-[.D5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+0.5))" office:value-type="float" office:value="0" calcext:value-type="float">
            <text:p>0</text:p>
          </table:table-cell>
          <table:table-cell table:formula="of:=IF([.B57]=0;0;IF([.B57]=1;1;[.C57]+VLOOKUP([.$A57]; [.$G$2:.$H$42]; 2; 0)))" office:value-type="float" office:value="0" calcext:value-type="float">
            <text:p>0</text:p>
          </table:table-cell>
          <table:table-cell table:formula="of:=IF([.B57]=0;0;IF([.B57]=1;1;1/(1+EXP(-[.D5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87389" calcext:value-type="float">
            <text:p>0.0487389</text:p>
          </table:table-cell>
          <table:table-cell table:formula="of:=IF([.B58]=0;0;IF([.B58]=1;1;LN([.B58]/(1-[.B58]))+0.5))" office:value-type="float" office:value="-2.47131109875425" calcext:value-type="float">
            <text:p>-2.47131109875425</text:p>
          </table:table-cell>
          <table:table-cell table:formula="of:=IF([.B58]=0;0;IF([.B58]=1;1;[.C58]+VLOOKUP([.$A58]; [.$G$2:.$H$42]; 2; 0)))" office:value-type="float" office:value="-2.46617674256522" calcext:value-type="float">
            <text:p>-2.46617674256522</text:p>
          </table:table-cell>
          <table:table-cell table:formula="of:=IF([.B58]=0;0;IF([.B58]=1;1;1/(1+EXP(-[.D58]+0.5))))" office:value-type="float" office:value="0.0489774986038609" calcext:value-type="float">
            <text:p>0.04897749860386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=0;0;IF([.B59]=1;1;LN([.B59]/(1-[.B59]))+0.5))" office:value-type="float" office:value="0" calcext:value-type="float">
            <text:p>0</text:p>
          </table:table-cell>
          <table:table-cell table:formula="of:=IF([.B59]=0;0;IF([.B59]=1;1;[.C59]+VLOOKUP([.$A59]; [.$G$2:.$H$42]; 2; 0)))" office:value-type="float" office:value="0" calcext:value-type="float">
            <text:p>0</text:p>
          </table:table-cell>
          <table:table-cell table:formula="of:=IF([.B59]=0;0;IF([.B59]=1;1;1/(1+EXP(-[.D5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0;IF([.B60]=1;1;LN([.B60]/(1-[.B60]))+0.5))" office:value-type="float" office:value="0" calcext:value-type="float">
            <text:p>0</text:p>
          </table:table-cell>
          <table:table-cell table:formula="of:=IF([.B60]=0;0;IF([.B60]=1;1;[.C60]+VLOOKUP([.$A60]; [.$G$2:.$H$42]; 2; 0)))" office:value-type="float" office:value="0" calcext:value-type="float">
            <text:p>0</text:p>
          </table:table-cell>
          <table:table-cell table:formula="of:=IF([.B60]=0;0;IF([.B60]=1;1;1/(1+EXP(-[.D6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817987" calcext:value-type="float">
            <text:p>8.18E-05</text:p>
          </table:table-cell>
          <table:table-cell table:formula="of:=IF([.B61]=0;0;IF([.B61]=1;1;LN([.B61]/(1-[.B61]))+0.5))" office:value-type="float" office:value="-8.9111674048567" calcext:value-type="float">
            <text:p>-8.9111674048567</text:p>
          </table:table-cell>
          <table:table-cell table:formula="of:=IF([.B61]=0;0;IF([.B61]=1;1;[.C61]+VLOOKUP([.$A61]; [.$G$2:.$H$42]; 2; 0)))" office:value-type="float" office:value="-8.90545223860466" calcext:value-type="float">
            <text:p>-8.90545223860466</text:p>
          </table:table-cell>
          <table:table-cell table:formula="of:=IF([.B61]=0;0;IF([.B61]=1;1;1/(1+EXP(-[.D61]+0.5))))" office:value-type="float" office:value="0.0000822674930492971" calcext:value-type="float">
            <text:p>8.22674930492971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0;IF([.B62]=1;1;LN([.B62]/(1-[.B62]))+0.5))" office:value-type="float" office:value="0" calcext:value-type="float">
            <text:p>0</text:p>
          </table:table-cell>
          <table:table-cell table:formula="of:=IF([.B62]=0;0;IF([.B62]=1;1;[.C62]+VLOOKUP([.$A62]; [.$G$2:.$H$42]; 2; 0)))" office:value-type="float" office:value="0" calcext:value-type="float">
            <text:p>0</text:p>
          </table:table-cell>
          <table:table-cell table:formula="of:=IF([.B62]=0;0;IF([.B62]=1;1;1/(1+EXP(-[.D6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VLOOKUP([.$A63]; [.$G$2:.$H$42]; 2; 0)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685778" calcext:value-type="float">
            <text:p>6.86E-05</text:p>
          </table:table-cell>
          <table:table-cell table:formula="of:=IF([.B64]=0;0;IF([.B64]=1;1;LN([.B64]/(1-[.B64]))+0.5))" office:value-type="float" office:value="-9.08747311061591" calcext:value-type="float">
            <text:p>-9.08747311061591</text:p>
          </table:table-cell>
          <table:table-cell table:formula="of:=IF([.B64]=0;0;IF([.B64]=1;1;[.C64]+VLOOKUP([.$A64]; [.$G$2:.$H$42]; 2; 0)))" office:value-type="float" office:value="-9.08204544401563" calcext:value-type="float">
            <text:p>-9.08204544401563</text:p>
          </table:table-cell>
          <table:table-cell table:formula="of:=IF([.B64]=0;0;IF([.B64]=1;1;1/(1+EXP(-[.D64]+0.5))))" office:value-type="float" office:value="0.0000689510036661504" calcext:value-type="float">
            <text:p>6.89510036661504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14195" calcext:value-type="float">
            <text:p>2.14E-09</text:p>
          </table:table-cell>
          <table:table-cell table:formula="of:=IF([.B65]=0;0;IF([.B65]=1;1;LN([.B65]/(1-[.B65]))+0.5))" office:value-type="float" office:value="-19.4615492057218" calcext:value-type="float">
            <text:p>-19.4615492057218</text:p>
          </table:table-cell>
          <table:table-cell table:formula="of:=IF([.B65]=0;0;IF([.B65]=1;1;[.C65]+VLOOKUP([.$A65]; [.$G$2:.$H$42]; 2; 0)))" office:value-type="float" office:value="-19.4567240572725" calcext:value-type="float">
            <text:p>-19.4567240572725</text:p>
          </table:table-cell>
          <table:table-cell table:formula="of:=IF([.B65]=0;0;IF([.B65]=1;1;1/(1+EXP(-[.D65]+0.5))))" office:value-type="float" office:value="0.00000000215231020135" calcext:value-type="float">
            <text:p>2.15231020135276E-0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48893" calcext:value-type="float">
            <text:p>1.49E-05</text:p>
          </table:table-cell>
          <table:table-cell table:formula="of:=IF([.B66]=0;0;IF([.B66]=1;1;LN([.B66]/(1-[.B66]))+0.5))" office:value-type="float" office:value="-10.6148528343796" calcext:value-type="float">
            <text:p>-10.6148528343796</text:p>
          </table:table-cell>
          <table:table-cell table:formula="of:=IF([.B66]=0;0;IF([.B66]=1;1;[.C66]+VLOOKUP([.$A66]; [.$G$2:.$H$42]; 2; 0)))" office:value-type="float" office:value="-10.6101352950106" calcext:value-type="float">
            <text:p>-10.6101352950106</text:p>
          </table:table-cell>
          <table:table-cell table:formula="of:=IF([.B66]=0;0;IF([.B66]=1;1;1/(1+EXP(-[.D66]+0.5))))" office:value-type="float" office:value="0.0000149597057485152" calcext:value-type="float">
            <text:p>1.49597057485152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27605" calcext:value-type="float">
            <text:p>1.28E-08</text:p>
          </table:table-cell>
          <table:table-cell table:formula="of:=IF([.B67]=0;0;IF([.B67]=1;1;LN([.B67]/(1-[.B67]))+0.5))" office:value-type="float" office:value="-17.676911362084" calcext:value-type="float">
            <text:p>-17.676911362084</text:p>
          </table:table-cell>
          <table:table-cell table:formula="of:=IF([.B67]=0;0;IF([.B67]=1;1;[.C67]+VLOOKUP([.$A67]; [.$G$2:.$H$42]; 2; 0)))" office:value-type="float" office:value="-17.672009305693" calcext:value-type="float">
            <text:p>-17.672009305693</text:p>
          </table:table-cell>
          <table:table-cell table:formula="of:=IF([.B67]=0;0;IF([.B67]=1;1;1/(1+EXP(-[.D67]+0.5))))" office:value-type="float" office:value="0.00000001282320625901" calcext:value-type="float">
            <text:p>1.28232062590144E-08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8409" calcext:value-type="float">
            <text:p>0.00038409</text:p>
          </table:table-cell>
          <table:table-cell table:formula="of:=IF([.B68]=0;0;IF([.B68]=1;1;LN([.B68]/(1-[.B68]))+0.5))" office:value-type="float" office:value="-7.36424949405662" calcext:value-type="float">
            <text:p>-7.36424949405662</text:p>
          </table:table-cell>
          <table:table-cell table:formula="of:=IF([.B68]=0;0;IF([.B68]=1;1;[.C68]+VLOOKUP([.$A68]; [.$G$2:.$H$42]; 2; 0)))" office:value-type="float" office:value="-7.35837419880653" calcext:value-type="float">
            <text:p>-7.35837419880653</text:p>
          </table:table-cell>
          <table:table-cell table:formula="of:=IF([.B68]=0;0;IF([.B68]=1;1;1/(1+EXP(-[.D68]+0.5))))" office:value-type="float" office:value="0.000386352409948662" calcext:value-type="float">
            <text:p>0.000386352409948662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610938" calcext:value-type="float">
            <text:p>6.11E-07</text:p>
          </table:table-cell>
          <table:table-cell table:formula="of:=IF([.B69]=0;0;IF([.B69]=1;1;LN([.B69]/(1-[.B69]))+0.5))" office:value-type="float" office:value="-13.8082697449805" calcext:value-type="float">
            <text:p>-13.8082697449805</text:p>
          </table:table-cell>
          <table:table-cell table:formula="of:=IF([.B69]=0;0;IF([.B69]=1;1;[.C69]+VLOOKUP([.$A69]; [.$G$2:.$H$42]; 2; 0)))" office:value-type="float" office:value="-13.8036248237165" calcext:value-type="float">
            <text:p>-13.8036248237165</text:p>
          </table:table-cell>
          <table:table-cell table:formula="of:=IF([.B69]=0;0;IF([.B69]=1;1;1/(1+EXP(-[.D69]+0.5))))" office:value-type="float" office:value="0.00000061378235796079" calcext:value-type="float">
            <text:p>6.13782357960786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66448" calcext:value-type="float">
            <text:p>1.66E-07</text:p>
          </table:table-cell>
          <table:table-cell table:formula="of:=IF([.B70]=0;0;IF([.B70]=1;1;LN([.B70]/(1-[.B70]))+0.5))" office:value-type="float" office:value="-15.1085827221699" calcext:value-type="float">
            <text:p>-15.1085827221699</text:p>
          </table:table-cell>
          <table:table-cell table:formula="of:=IF([.B70]=0;0;IF([.B70]=1;1;[.C70]+VLOOKUP([.$A70]; [.$G$2:.$H$42]; 2; 0)))" office:value-type="float" office:value="-15.1039378009059" calcext:value-type="float">
            <text:p>-15.1039378009059</text:p>
          </table:table-cell>
          <table:table-cell table:formula="of:=IF([.B70]=0;0;IF([.B70]=1;1;1/(1+EXP(-[.D70]+0.5))))" office:value-type="float" office:value="0.00000016722293609053" calcext:value-type="float">
            <text:p>1.67222936090528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676279" calcext:value-type="float">
            <text:p>6.76E-07</text:p>
          </table:table-cell>
          <table:table-cell table:formula="of:=IF([.B71]=0;0;IF([.B71]=1;1;LN([.B71]/(1-[.B71]))+0.5))" office:value-type="float" office:value="-13.706659447877" calcext:value-type="float">
            <text:p>-13.706659447877</text:p>
          </table:table-cell>
          <table:table-cell table:formula="of:=IF([.B71]=0;0;IF([.B71]=1;1;[.C71]+VLOOKUP([.$A71]; [.$G$2:.$H$42]; 2; 0)))" office:value-type="float" office:value="-13.7020804977772" calcext:value-type="float">
            <text:p>-13.7020804977772</text:p>
          </table:table-cell>
          <table:table-cell table:formula="of:=IF([.B71]=0;0;IF([.B71]=1;1;1/(1+EXP(-[.D71]+0.5))))" office:value-type="float" office:value="0.0000006793827462173" calcext:value-type="float">
            <text:p>6.79382746217295E-07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29491" calcext:value-type="float">
            <text:p>1.29E-08</text:p>
          </table:table-cell>
          <table:table-cell table:formula="of:=IF([.B72]=0;0;IF([.B72]=1;1;LN([.B72]/(1-[.B72]))+0.5))" office:value-type="float" office:value="-17.6622395363364" calcext:value-type="float">
            <text:p>-17.6622395363364</text:p>
          </table:table-cell>
          <table:table-cell table:formula="of:=IF([.B72]=0;0;IF([.B72]=1;1;[.C72]+VLOOKUP([.$A72]; [.$G$2:.$H$42]; 2; 0)))" office:value-type="float" office:value="-17.6573755271962" calcext:value-type="float">
            <text:p>-17.6573755271962</text:p>
          </table:table-cell>
          <table:table-cell table:formula="of:=IF([.B72]=0;0;IF([.B72]=1;1;1/(1+EXP(-[.D72]+0.5))))" office:value-type="float" office:value="0.00000001301223796728" calcext:value-type="float">
            <text:p>1.30122379672824E-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444241" calcext:value-type="float">
            <text:p>4.44E-05</text:p>
          </table:table-cell>
          <table:table-cell table:formula="of:=IF([.B73]=0;0;IF([.B73]=1;1;LN([.B73]/(1-[.B73]))+0.5))" office:value-type="float" office:value="-9.52168401790525" calcext:value-type="float">
            <text:p>-9.52168401790525</text:p>
          </table:table-cell>
          <table:table-cell table:formula="of:=IF([.B73]=0;0;IF([.B73]=1;1;[.C73]+VLOOKUP([.$A73]; [.$G$2:.$H$42]; 2; 0)))" office:value-type="float" office:value="-9.51625635130497" calcext:value-type="float">
            <text:p>-9.51625635130497</text:p>
          </table:table-cell>
          <table:table-cell table:formula="of:=IF([.B73]=0;0;IF([.B73]=1;1;1/(1+EXP(-[.D73]+0.5))))" office:value-type="float" office:value="0.0000446658639475498" calcext:value-type="float">
            <text:p>4.46658639475498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545126" calcext:value-type="float">
            <text:p>5.45E-06</text:p>
          </table:table-cell>
          <table:table-cell table:formula="of:=IF([.B74]=0;0;IF([.B74]=1;1;LN([.B74]/(1-[.B74]))+0.5))" office:value-type="float" office:value="-11.6196583320746" calcext:value-type="float">
            <text:p>-11.6196583320746</text:p>
          </table:table-cell>
          <table:table-cell table:formula="of:=IF([.B74]=0;0;IF([.B74]=1;1;[.C74]+VLOOKUP([.$A74]; [.$G$2:.$H$42]; 2; 0)))" office:value-type="float" office:value="-11.6148434464513" calcext:value-type="float">
            <text:p>-11.6148434464513</text:p>
          </table:table-cell>
          <table:table-cell table:formula="of:=IF([.B74]=0;0;IF([.B74]=1;1;1/(1+EXP(-[.D74]+0.5))))" office:value-type="float" office:value="0.00000547757033943984" calcext:value-type="float">
            <text:p>5.47757033943984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13971" calcext:value-type="float">
            <text:p>2.14E-06</text:p>
          </table:table-cell>
          <table:table-cell table:formula="of:=IF([.B75]=0;0;IF([.B75]=1;1;LN([.B75]/(1-[.B75]))+0.5))" office:value-type="float" office:value="-12.5548381124198" calcext:value-type="float">
            <text:p>-12.5548381124198</text:p>
          </table:table-cell>
          <table:table-cell table:formula="of:=IF([.B75]=0;0;IF([.B75]=1;1;[.C75]+VLOOKUP([.$A75]; [.$G$2:.$H$42]; 2; 0)))" office:value-type="float" office:value="-12.5497485878786" calcext:value-type="float">
            <text:p>-12.5497485878786</text:p>
          </table:table-cell>
          <table:table-cell table:formula="of:=IF([.B75]=0;0;IF([.B75]=1;1;1/(1+EXP(-[.D75]+0.5))))" office:value-type="float" office:value="0.00000215062784288268" calcext:value-type="float">
            <text:p>2.15062784288268E-06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407595" calcext:value-type="float">
            <text:p>4.08E-10</text:p>
          </table:table-cell>
          <table:table-cell table:formula="of:=IF([.B76]=0;0;IF([.B76]=1;1;LN([.B76]/(1-[.B76]))+0.5))" office:value-type="float" office:value="-21.120747081176" calcext:value-type="float">
            <text:p>-21.120747081176</text:p>
          </table:table-cell>
          <table:table-cell table:formula="of:=IF([.B76]=0;0;IF([.B76]=1;1;[.C76]+VLOOKUP([.$A76]; [.$G$2:.$H$42]; 2; 0)))" office:value-type="float" office:value="-21.1159219327268" calcext:value-type="float">
            <text:p>-21.1159219327268</text:p>
          </table:table-cell>
          <table:table-cell table:formula="of:=IF([.B76]=0;0;IF([.B76]=1;1;1/(1+EXP(-[.D76]+0.5))))" office:value-type="float" office:value="0.00000000040956645885" calcext:value-type="float">
            <text:p>4.09566458847189E-1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505931" calcext:value-type="float">
            <text:p>5.06E-05</text:p>
          </table:table-cell>
          <table:table-cell table:formula="of:=IF([.B77]=0;0;IF([.B77]=1;1;LN([.B77]/(1-[.B77]))+0.5))" office:value-type="float" office:value="-9.39164476022571" calcext:value-type="float">
            <text:p>-9.39164476022571</text:p>
          </table:table-cell>
          <table:table-cell table:formula="of:=IF([.B77]=0;0;IF([.B77]=1;1;[.C77]+VLOOKUP([.$A77]; [.$G$2:.$H$42]; 2; 0)))" office:value-type="float" office:value="-9.38592959397367" calcext:value-type="float">
            <text:p>-9.38592959397367</text:p>
          </table:table-cell>
          <table:table-cell table:formula="of:=IF([.B77]=0;0;IF([.B77]=1;1;1/(1+EXP(-[.D77]+0.5))))" office:value-type="float" office:value="0.0000508830610635619" calcext:value-type="float">
            <text:p>5.08830610635619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72866" calcext:value-type="float">
            <text:p>0.00172866</text:p>
          </table:table-cell>
          <table:table-cell table:formula="of:=IF([.B78]=0;0;IF([.B78]=1;1;LN([.B78]/(1-[.B78]))+0.5))" office:value-type="float" office:value="-5.85867858122121" calcext:value-type="float">
            <text:p>-5.85867858122121</text:p>
          </table:table-cell>
          <table:table-cell table:formula="of:=IF([.B78]=0;0;IF([.B78]=1;1;[.C78]+VLOOKUP([.$A78]; [.$G$2:.$H$42]; 2; 0)))" office:value-type="float" office:value="-5.85263002452886" calcext:value-type="float">
            <text:p>-5.85263002452886</text:p>
          </table:table-cell>
          <table:table-cell table:formula="of:=IF([.B78]=0;0;IF([.B78]=1;1;1/(1+EXP(-[.D78]+0.5))))" office:value-type="float" office:value="0.00173912934414511" calcext:value-type="float">
            <text:p>0.00173912934414511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9702" calcext:value-type="float">
            <text:p>1.20E-05</text:p>
          </table:table-cell>
          <table:table-cell table:formula="of:=IF([.B79]=0;0;IF([.B79]=1;1;LN([.B79]/(1-[.B79]))+0.5))" office:value-type="float" office:value="-10.8330783598246" calcext:value-type="float">
            <text:p>-10.8330783598246</text:p>
          </table:table-cell>
          <table:table-cell table:formula="of:=IF([.B79]=0;0;IF([.B79]=1;1;[.C79]+VLOOKUP([.$A79]; [.$G$2:.$H$42]; 2; 0)))" office:value-type="float" office:value="-10.82822110366" calcext:value-type="float">
            <text:p>-10.82822110366</text:p>
          </table:table-cell>
          <table:table-cell table:formula="of:=IF([.B79]=0;0;IF([.B79]=1;1;1/(1+EXP(-[.D79]+0.5))))" office:value-type="float" office:value="0.0000120284830616683" calcext:value-type="float">
            <text:p>1.20284830616683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08217" calcext:value-type="float">
            <text:p>0.000108217</text:p>
          </table:table-cell>
          <table:table-cell table:formula="of:=IF([.B80]=0;0;IF([.B80]=1;1;LN([.B80]/(1-[.B80]))+0.5))" office:value-type="float" office:value="-8.63126386458649" calcext:value-type="float">
            <text:p>-8.63126386458649</text:p>
          </table:table-cell>
          <table:table-cell table:formula="of:=IF([.B80]=0;0;IF([.B80]=1;1;[.C80]+VLOOKUP([.$A80]; [.$G$2:.$H$42]; 2; 0)))" office:value-type="float" office:value="-8.62617434004536" calcext:value-type="float">
            <text:p>-8.62617434004536</text:p>
          </table:table-cell>
          <table:table-cell table:formula="of:=IF([.B80]=0;0;IF([.B80]=1;1;1/(1+EXP(-[.D80]+0.5))))" office:value-type="float" office:value="0.000108769116984836" calcext:value-type="float">
            <text:p>0.000108769116984836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934373" calcext:value-type="float">
            <text:p>9.34E-06</text:p>
          </table:table-cell>
          <table:table-cell table:formula="of:=IF([.B81]=0;0;IF([.B81]=1;1;LN([.B81]/(1-[.B81]))+0.5))" office:value-type="float" office:value="-11.0807956840702" calcext:value-type="float">
            <text:p>-11.0807956840702</text:p>
          </table:table-cell>
          <table:table-cell table:formula="of:=IF([.B81]=0;0;IF([.B81]=1;1;[.C81]+VLOOKUP([.$A81]; [.$G$2:.$H$42]; 2; 0)))" office:value-type="float" office:value="-11.0755188282808" calcext:value-type="float">
            <text:p>-11.0755188282808</text:p>
          </table:table-cell>
          <table:table-cell table:formula="of:=IF([.B81]=0;0;IF([.B81]=1;1;1/(1+EXP(-[.D81]+0.5))))" office:value-type="float" office:value="0.00000939316536955628" calcext:value-type="float">
            <text:p>9.39316536955628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9021" calcext:value-type="float">
            <text:p>1.90E-05</text:p>
          </table:table-cell>
          <table:table-cell table:formula="of:=IF([.B82]=0;0;IF([.B82]=1;1;LN([.B82]/(1-[.B82]))+0.5))" office:value-type="float" office:value="-10.3699479048127" calcext:value-type="float">
            <text:p>-10.3699479048127</text:p>
          </table:table-cell>
          <table:table-cell table:formula="of:=IF([.B82]=0;0;IF([.B82]=1;1;[.C82]+VLOOKUP([.$A82]; [.$G$2:.$H$42]; 2; 0)))" office:value-type="float" office:value="-10.3648583802715" calcext:value-type="float">
            <text:p>-10.3648583802715</text:p>
          </table:table-cell>
          <table:table-cell table:formula="of:=IF([.B82]=0;0;IF([.B82]=1;1;1/(1+EXP(-[.D82]+0.5))))" office:value-type="float" office:value="0.0000191180527622284" calcext:value-type="float">
            <text:p>1.91180527622284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06737" calcext:value-type="float">
            <text:p>2.07E-07</text:p>
          </table:table-cell>
          <table:table-cell table:formula="of:=IF([.B83]=0;0;IF([.B83]=1;1;LN([.B83]/(1-[.B83]))+0.5))" office:value-type="float" office:value="-14.8918181761543" calcext:value-type="float">
            <text:p>-14.8918181761543</text:p>
          </table:table-cell>
          <table:table-cell table:formula="of:=IF([.B83]=0;0;IF([.B83]=1;1;[.C83]+VLOOKUP([.$A83]; [.$G$2:.$H$42]; 2; 0)))" office:value-type="float" office:value="-14.8871006367853" calcext:value-type="float">
            <text:p>-14.8871006367853</text:p>
          </table:table-cell>
          <table:table-cell table:formula="of:=IF([.B83]=0;0;IF([.B83]=1;1;1/(1+EXP(-[.D83]+0.5))))" office:value-type="float" office:value="0.00000020771459383962" calcext:value-type="float">
            <text:p>2.07714593839617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29038" calcext:value-type="float">
            <text:p>1.29E-06</text:p>
          </table:table-cell>
          <table:table-cell table:formula="of:=IF([.B84]=0;0;IF([.B84]=1;1;LN([.B84]/(1-[.B84]))+0.5))" office:value-type="float" office:value="-13.0605725189447" calcext:value-type="float">
            <text:p>-13.0605725189447</text:p>
          </table:table-cell>
          <table:table-cell table:formula="of:=IF([.B84]=0;0;IF([.B84]=1;1;[.C84]+VLOOKUP([.$A84]; [.$G$2:.$H$42]; 2; 0)))" office:value-type="float" office:value="-13.055772844387" calcext:value-type="float">
            <text:p>-13.055772844387</text:p>
          </table:table-cell>
          <table:table-cell table:formula="of:=IF([.B84]=0;0;IF([.B84]=1;1;1/(1+EXP(-[.D84]+0.5))))" office:value-type="float" office:value="0.00000129658828297614" calcext:value-type="float">
            <text:p>1.29658828297614E-06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1618" calcext:value-type="float">
            <text:p>0.41618</text:p>
          </table:table-cell>
          <table:table-cell table:formula="of:=IF([.B85]=0;0;IF([.B85]=1;1;LN([.B85]/(1-[.B85]))+0.5))" office:value-type="float" office:value="0.161525142843782" calcext:value-type="float">
            <text:p>0.161525142843782</text:p>
          </table:table-cell>
          <table:table-cell table:formula="of:=IF([.B85]=0;0;IF([.B85]=1;1;[.C85]+VLOOKUP([.$A85]; [.$G$2:.$H$42]; 2; 0)))" office:value-type="float" office:value="0.163482714402352" calcext:value-type="float">
            <text:p>0.163482714402352</text:p>
          </table:table-cell>
          <table:table-cell table:formula="of:=IF([.B85]=0;0;IF([.B85]=1;1;1/(1+EXP(-[.D85]+0.5))))" office:value-type="float" office:value="0.416655717303779" calcext:value-type="float">
            <text:p>0.416655717303779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19061" calcext:value-type="float">
            <text:p>0.00319061</text:p>
          </table:table-cell>
          <table:table-cell table:formula="of:=IF([.B86]=0;0;IF([.B86]=1;1;LN([.B86]/(1-[.B86]))+0.5))" office:value-type="float" office:value="-5.2443474470467" calcext:value-type="float">
            <text:p>-5.2443474470467</text:p>
          </table:table-cell>
          <table:table-cell table:formula="of:=IF([.B86]=0;0;IF([.B86]=1;1;[.C86]+VLOOKUP([.$A86]; [.$G$2:.$H$42]; 2; 0)))" office:value-type="float" office:value="-5.23829889035435" calcext:value-type="float">
            <text:p>-5.23829889035435</text:p>
          </table:table-cell>
          <table:table-cell table:formula="of:=IF([.B86]=0;0;IF([.B86]=1;1;1/(1+EXP(-[.D86]+0.5))))" office:value-type="float" office:value="0.00320990493326689" calcext:value-type="float">
            <text:p>0.0032099049332668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16575" calcext:value-type="float">
            <text:p>8.17E-07</text:p>
          </table:table-cell>
          <table:table-cell table:formula="of:=IF([.B87]=0;0;IF([.B87]=1;1;LN([.B87]/(1-[.B87]))+0.5))" office:value-type="float" office:value="-13.5181462566983" calcext:value-type="float">
            <text:p>-13.5181462566983</text:p>
          </table:table-cell>
          <table:table-cell table:formula="of:=IF([.B87]=0;0;IF([.B87]=1;1;[.C87]+VLOOKUP([.$A87]; [.$G$2:.$H$42]; 2; 0)))" office:value-type="float" office:value="-13.5134287173293" calcext:value-type="float">
            <text:p>-13.5134287173293</text:p>
          </table:table-cell>
          <table:table-cell table:formula="of:=IF([.B87]=0;0;IF([.B87]=1;1;1/(1+EXP(-[.D87]+0.5))))" office:value-type="float" office:value="0.00000082043632235866" calcext:value-type="float">
            <text:p>8.2043632235866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8]=0;0;IF([.B88]=1;1;LN([.B88]/(1-[.B88]))+0.5))" office:value-type="float" office:value="0" calcext:value-type="float">
            <text:p>0</text:p>
          </table:table-cell>
          <table:table-cell table:formula="of:=IF([.B88]=0;0;IF([.B88]=1;1;[.C88]+VLOOKUP([.$A88]; [.$G$2:.$H$42]; 2; 0)))" office:value-type="float" office:value="0" calcext:value-type="float">
            <text:p>0</text:p>
          </table:table-cell>
          <table:table-cell table:formula="of:=IF([.B88]=0;0;IF([.B88]=1;1;1/(1+EXP(-[.D8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47415" calcext:value-type="float">
            <text:p>0.000247415</text:p>
          </table:table-cell>
          <table:table-cell table:formula="of:=IF([.B89]=0;0;IF([.B89]=1;1;LN([.B89]/(1-[.B89]))+0.5))" office:value-type="float" office:value="-7.8041960236739" calcext:value-type="float">
            <text:p>-7.8041960236739</text:p>
          </table:table-cell>
          <table:table-cell table:formula="of:=IF([.B89]=0;0;IF([.B89]=1;1;[.C89]+VLOOKUP([.$A89]; [.$G$2:.$H$42]; 2; 0)))" office:value-type="float" office:value="-7.79876835707363" calcext:value-type="float">
            <text:p>-7.79876835707363</text:p>
          </table:table-cell>
          <table:table-cell table:formula="of:=IF([.B89]=0;0;IF([.B89]=1;1;1/(1+EXP(-[.D89]+0.5))))" office:value-type="float" office:value="0.000248761202137251" calcext:value-type="float">
            <text:p>0.0002487612021372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=0;0;IF([.B90]=1;1;LN([.B90]/(1-[.B90]))+0.5))" office:value-type="float" office:value="0" calcext:value-type="float">
            <text:p>0</text:p>
          </table:table-cell>
          <table:table-cell table:formula="of:=IF([.B90]=0;0;IF([.B90]=1;1;[.C90]+VLOOKUP([.$A90]; [.$G$2:.$H$42]; 2; 0)))" office:value-type="float" office:value="0" calcext:value-type="float">
            <text:p>0</text:p>
          </table:table-cell>
          <table:table-cell table:formula="of:=IF([.B90]=0;0;IF([.B90]=1;1;1/(1+EXP(-[.D9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7052" calcext:value-type="float">
            <text:p>2.71E-05</text:p>
          </table:table-cell>
          <table:table-cell table:formula="of:=IF([.B91]=0;0;IF([.B91]=1;1;LN([.B91]/(1-[.B91]))+0.5))" office:value-type="float" office:value="-10.0177225658857" calcext:value-type="float">
            <text:p>-10.0177225658857</text:p>
          </table:table-cell>
          <table:table-cell table:formula="of:=IF([.B91]=0;0;IF([.B91]=1;1;[.C91]+VLOOKUP([.$A91]; [.$G$2:.$H$42]; 2; 0)))" office:value-type="float" office:value="-10.0129076802624" calcext:value-type="float">
            <text:p>-10.0129076802624</text:p>
          </table:table-cell>
          <table:table-cell table:formula="of:=IF([.B91]=0;0;IF([.B91]=1;1;1/(1+EXP(-[.D91]+0.5))))" office:value-type="float" office:value="0.0000271825628155641" calcext:value-type="float">
            <text:p>2.71825628155641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75567" calcext:value-type="float">
            <text:p>7.56E-05</text:p>
          </table:table-cell>
          <table:table-cell table:formula="of:=IF([.B92]=0;0;IF([.B92]=1;1;LN([.B92]/(1-[.B92]))+0.5))" office:value-type="float" office:value="-8.99041530815729" calcext:value-type="float">
            <text:p>-8.99041530815729</text:p>
          </table:table-cell>
          <table:table-cell table:formula="of:=IF([.B92]=0;0;IF([.B92]=1;1;[.C92]+VLOOKUP([.$A92]; [.$G$2:.$H$42]; 2; 0)))" office:value-type="float" office:value="-8.98532578361616" calcext:value-type="float">
            <text:p>-8.98532578361616</text:p>
          </table:table-cell>
          <table:table-cell table:formula="of:=IF([.B92]=0;0;IF([.B92]=1;1;1/(1+EXP(-[.D92]+0.5))))" office:value-type="float" office:value="0.0000759525511935191" calcext:value-type="float">
            <text:p>7.59525511935191E-05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199646" calcext:value-type="float">
            <text:p>2.00E-06</text:p>
          </table:table-cell>
          <table:table-cell table:formula="of:=IF([.B93]=0;0;IF([.B93]=1;1;LN([.B93]/(1-[.B93]))+0.5))" office:value-type="float" office:value="-12.6241329492432" calcext:value-type="float">
            <text:p>-12.6241329492432</text:p>
          </table:table-cell>
          <table:table-cell table:formula="of:=IF([.B93]=0;0;IF([.B93]=1;1;[.C93]+VLOOKUP([.$A93]; [.$G$2:.$H$42]; 2; 0)))" office:value-type="float" office:value="-12.6188560934539" calcext:value-type="float">
            <text:p>-12.6188560934539</text:p>
          </table:table-cell>
          <table:table-cell table:formula="of:=IF([.B93]=0;0;IF([.B93]=1;1;1/(1+EXP(-[.D93]+0.5))))" office:value-type="float" office:value="0.00000200702285518652" calcext:value-type="float">
            <text:p>2.00702285518652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+0.5))" office:value-type="float" office:value="0" calcext:value-type="float">
            <text:p>0</text:p>
          </table:table-cell>
          <table:table-cell table:formula="of:=IF([.B94]=0;0;IF([.B94]=1;1;[.C94]+VLOOKUP([.$A94]; [.$G$2:.$H$42]; 2; 0)))" office:value-type="float" office:value="0" calcext:value-type="float">
            <text:p>0</text:p>
          </table:table-cell>
          <table:table-cell table:formula="of:=IF([.B94]=0;0;IF([.B94]=1;1;1/(1+EXP(-[.D9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=0;0;IF([.B95]=1;1;LN([.B95]/(1-[.B95]))+0.5))" office:value-type="float" office:value="0" calcext:value-type="float">
            <text:p>0</text:p>
          </table:table-cell>
          <table:table-cell table:formula="of:=IF([.B95]=0;0;IF([.B95]=1;1;[.C95]+VLOOKUP([.$A95]; [.$G$2:.$H$42]; 2; 0)))" office:value-type="float" office:value="0" calcext:value-type="float">
            <text:p>0</text:p>
          </table:table-cell>
          <table:table-cell table:formula="of:=IF([.B95]=0;0;IF([.B95]=1;1;1/(1+EXP(-[.D9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96761" calcext:value-type="float">
            <text:p>0.000196761</text:p>
          </table:table-cell>
          <table:table-cell table:formula="of:=IF([.B96]=0;0;IF([.B96]=1;1;LN([.B96]/(1-[.B96]))+0.5))" office:value-type="float" office:value="-8.03332398335626" calcext:value-type="float">
            <text:p>-8.03332398335626</text:p>
          </table:table-cell>
          <table:table-cell table:formula="of:=IF([.B96]=0;0;IF([.B96]=1;1;[.C96]+VLOOKUP([.$A96]; [.$G$2:.$H$42]; 2; 0)))" office:value-type="float" office:value="-8.02804712756691" calcext:value-type="float">
            <text:p>-8.02804712756691</text:p>
          </table:table-cell>
          <table:table-cell table:formula="of:=IF([.B96]=0;0;IF([.B96]=1;1;1/(1+EXP(-[.D96]+0.5))))" office:value-type="float" office:value="0.000197801817755863" calcext:value-type="float">
            <text:p>0.000197801817755863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77765" calcext:value-type="float">
            <text:p>0.000177765</text:p>
          </table:table-cell>
          <table:table-cell table:formula="of:=IF([.B97]=0;0;IF([.B97]=1;1;LN([.B97]/(1-[.B97]))+0.5))" office:value-type="float" office:value="-8.13487032385368" calcext:value-type="float">
            <text:p>-8.13487032385368</text:p>
          </table:table-cell>
          <table:table-cell table:formula="of:=IF([.B97]=0;0;IF([.B97]=1;1;[.C97]+VLOOKUP([.$A97]; [.$G$2:.$H$42]; 2; 0)))" office:value-type="float" office:value="-8.12959346806434" calcext:value-type="float">
            <text:p>-8.12959346806434</text:p>
          </table:table-cell>
          <table:table-cell table:formula="of:=IF([.B97]=0;0;IF([.B97]=1;1;1/(1+EXP(-[.D97]+0.5))))" office:value-type="float" office:value="0.000178705351504194" calcext:value-type="float">
            <text:p>0.00017870535150419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88003" calcext:value-type="float">
            <text:p>0.00288003</text:p>
          </table:table-cell>
          <table:table-cell table:formula="of:=IF([.B98]=0;0;IF([.B98]=1;1;LN([.B98]/(1-[.B98]))+0.5))" office:value-type="float" office:value="-5.34707038295536" calcext:value-type="float">
            <text:p>-5.34707038295536</text:p>
          </table:table-cell>
          <table:table-cell table:formula="of:=IF([.B98]=0;0;IF([.B98]=1;1;[.C98]+VLOOKUP([.$A98]; [.$G$2:.$H$42]; 2; 0)))" office:value-type="float" office:value="-5.34112915482992" calcext:value-type="float">
            <text:p>-5.34112915482992</text:p>
          </table:table-cell>
          <table:table-cell table:formula="of:=IF([.B98]=0;0;IF([.B98]=1;1;1/(1+EXP(-[.D98]+0.5))))" office:value-type="float" office:value="0.00289714212567035" calcext:value-type="float">
            <text:p>0.002897142125670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0;IF([.B99]=1;1;LN([.B99]/(1-[.B99]))+0.5))" office:value-type="float" office:value="0" calcext:value-type="float">
            <text:p>0</text:p>
          </table:table-cell>
          <table:table-cell table:formula="of:=IF([.B99]=0;0;IF([.B99]=1;1;[.C99]+VLOOKUP([.$A99]; [.$G$2:.$H$42]; 2; 0)))" office:value-type="float" office:value="0" calcext:value-type="float">
            <text:p>0</text:p>
          </table:table-cell>
          <table:table-cell table:formula="of:=IF([.B99]=0;0;IF([.B99]=1;1;1/(1+EXP(-[.D9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30752" calcext:value-type="float">
            <text:p>0.00530752</text:p>
          </table:table-cell>
          <table:table-cell table:formula="of:=IF([.B100]=0;0;IF([.B100]=1;1;LN([.B100]/(1-[.B100]))+0.5))" office:value-type="float" office:value="-4.73330894122078" calcext:value-type="float">
            <text:p>-4.73330894122078</text:p>
          </table:table-cell>
          <table:table-cell table:formula="of:=IF([.B100]=0;0;IF([.B100]=1;1;[.C100]+VLOOKUP([.$A100]; [.$G$2:.$H$42]; 2; 0)))" office:value-type="float" office:value="-4.72728595397567" calcext:value-type="float">
            <text:p>-4.72728595397567</text:p>
          </table:table-cell>
          <table:table-cell table:formula="of:=IF([.B100]=0;0;IF([.B100]=1;1;1/(1+EXP(-[.D100]+0.5))))" office:value-type="float" office:value="0.00533941238690674" calcext:value-type="float">
            <text:p>0.00533941238690674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84653" calcext:value-type="float">
            <text:p>1.85E-06</text:p>
          </table:table-cell>
          <table:table-cell table:formula="of:=IF([.B101]=0;0;IF([.B101]=1;1;LN([.B101]/(1-[.B101]))+0.5))" office:value-type="float" office:value="-12.7022005093004" calcext:value-type="float">
            <text:p>-12.7022005093004</text:p>
          </table:table-cell>
          <table:table-cell table:formula="of:=IF([.B101]=0;0;IF([.B101]=1;1;[.C101]+VLOOKUP([.$A101]; [.$G$2:.$H$42]; 2; 0)))" office:value-type="float" office:value="-12.6971109847592" calcext:value-type="float">
            <text:p>-12.6971109847592</text:p>
          </table:table-cell>
          <table:table-cell table:formula="of:=IF([.B101]=0;0;IF([.B101]=1;1;1/(1+EXP(-[.D101]+0.5))))" office:value-type="float" office:value="0.00000185595189846235" calcext:value-type="float">
            <text:p>1.8559518984623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665607311992235" calcext:value-type="float">
            <text:p>0.00665607311992235</text:p>
          </table:table-cell>
          <table:table-cell table:style-name="ce3" table:formula="of:=AVERAGE([.C2:.C101])" office:value-type="float" office:value="-8.70573122584822" calcext:value-type="float">
            <text:p>-8.70573122584822</text:p>
          </table:table-cell>
          <table:table-cell table:style-name="ce3" table:formula="of:=AVERAGE([.D2:.D101])" office:value-type="float" office:value="-8.70151576833872" calcext:value-type="float">
            <text:p>-8.70151576833872</text:p>
          </table:table-cell>
          <table:table-cell table:style-name="ce3" table:formula="of:=AVERAGE([.E2:.E101])" office:value-type="float" office:value="0.00667232581207936" calcext:value-type="float">
            <text:p>0.00667232581207936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24:28.687462446</dc:date>
    <meta:editing-duration>PT3H17M43S</meta:editing-duration>
    <meta:editing-cycles>30</meta:editing-cycles>
    <meta:generator>LibreOffice/7.3.7.2$Linux_X86_64 LibreOffice_project/30$Build-2</meta:generator>
    <meta:document-statistic meta:table-count="1" meta:cell-count="594" meta:object-count="0"/>
  </office:meta>
</office:document-meta>
</file>